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8800b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8800b9" loext:opacity="100%"/>
    </style:style>
    <style:style style:name="T4" style:family="text">
      <style:text-properties officeooo:rsid="0008b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zly</text:span> <text:span text:style-name="T1">Macauley</text:span></text:p>
      <text:p text:style-name="P2">Software Engineer</text:p>
      <text:p text:style-name="Standard"/>
      <text:p text:style-name="Standard"><text:span text:style-name="T2">Email:</text:span> <text:a xlink:type="simple" xlink:href="mailto:dezlymacauley@proton.me" text:style-name="Internet_20_link" text:visited-style-name="Visited_20_Internet_20_Link"><text:span text:style-name="T3">dezlymacauley@proton.me</text:span></text:a></text:p>
      <text:p text:style-name="Standard"/>
      <text:p text:style-name="Standard"><text:span text:style-name="T1">Linux Proficiency:</text:span><text:tab/><text:tab/>Arch Linux</text:p>
      <text:p text:style-name="Standard"><text:span text:style-name="T1">Programming Languages:</text:span><text:tab/>Rust, <text:span text:style-name="T4">Go</text:span></text:p>
      <text:p text:style-name="Standard"><text:span text:style-name="T1">DevOps:</text:span><text:tab/><text:tab/><text:tab/>Kuberne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02T11:38:38.767527829</dc:date>
    <meta:editing-duration>PT3M6S</meta:editing-duration>
    <meta:editing-cycles>5</meta:editing-cycles>
    <meta:generator>LibreOffice/25.8.1.1$Linux_X86_64 LibreOffice_project/580$Build-1</meta:generator>
    <meta:document-statistic meta:table-count="0" meta:image-count="0" meta:object-count="0" meta:page-count="1" meta:paragraph-count="6" meta:word-count="16" meta:character-count="142" meta:non-whitespace-character-count="129"/>
  </office:meta>
</office:document-meta>
</file>